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 fo:font-size="12pt" fo:language="en" fo:country="US" style:font-name-asian="Monaco" style:font-size-asian="12pt" style:font-name-complex="Monaco" style:font-size-complex="12pt"/>
    </style:style>
    <style:style style:name="P2" style:family="paragraph" style:parent-style-name="Text_20_body" style:list-style-name="L1">
      <style:text-properties fo:color="#000000" style:font-name="Times New Roman" fo:font-size="12pt" fo:language="en" fo:country="US" style:font-name-asian="Monaco" style:font-size-asian="12pt" style:font-name-complex="Monaco" style:font-size-complex="12pt"/>
    </style:style>
    <style:style style:name="P3" style:family="paragraph" style:parent-style-name="Text_20_body" style:list-style-name="L2">
      <style:text-properties fo:color="#000000" style:font-name="Times New Roman" fo:font-size="12pt" fo:language="en" fo:country="US" style:font-name-asian="Monaco" style:font-size-asian="12pt" style:font-name-complex="Monaco" style:font-size-complex="12pt"/>
    </style:style>
    <style:style style:name="P4" style:family="paragraph" style:parent-style-name="Text_20_body" style:list-style-name="L3">
      <style:text-properties fo:color="#000000" style:font-name="Times New Roman" fo:font-size="12pt" fo:language="en" fo:country="US" style:font-name-asian="Monaco" style:font-size-asian="12pt" style:font-name-complex="Monaco" style:font-size-complex="12pt"/>
    </style:style>
    <style:style style:name="P5" style:family="paragraph" style:parent-style-name="Text_20_body" style:list-style-name="L4">
      <style:text-properties fo:color="#000000" style:font-name="Times New Roman" fo:font-size="12pt" fo:language="en" fo:country="US" style:font-name-asian="Monaco" style:font-size-asian="12pt" style:font-name-complex="Monaco" style:font-size-complex="12pt"/>
    </style:style>
    <style:style style:name="P6" style:family="paragraph" style:parent-style-name="Text_20_body">
      <style:text-properties fo:color="#000000" style:font-name="Times New Roman" fo:font-size="12pt" fo:language="en" fo:country="US" fo:font-weight="bold" style:font-name-asian="Monaco" style:font-size-asian="12pt" style:font-weight-asian="bold" style:font-name-complex="Monaco" style:font-size-complex="12pt" style:font-weight-complex="bold"/>
    </style:style>
    <style:style style:name="P7" style:family="paragraph" style:parent-style-name="Text_20_body">
      <style:text-properties fo:color="#000000" style:font-name="Times New Roman" fo:font-size="12pt" fo:language="en" fo:country="US" fo:font-weight="normal" style:font-name-asian="Monaco" style:font-size-asian="12pt" style:font-weight-asian="normal" style:font-name-complex="Monaco" style:font-size-complex="12pt" style:font-weight-complex="normal"/>
    </style:style>
    <style:style style:name="P8" style:family="paragraph" style:parent-style-name="Text_20_body" style:list-style-name="L5"/>
    <style:style style:name="P9" style:family="paragraph" style:parent-style-name="Heading">
      <style:paragraph-properties fo:text-align="center" style:justify-single-word="false"/>
      <style:text-properties fo:color="#000000" style:font-name="Times New Roman" fo:font-size="16pt" fo:language="en" fo:country="US" style:font-name-asian="Monaco" style:font-size-asian="16pt" style:font-name-complex="Monaco" style:font-size-complex="16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font-name="Times New Roman" fo:font-size="12pt" fo:language="en" fo:country="US" style:font-name-asian="Monaco" style:font-size-asian="12pt" style:font-name-complex="Monaco" style:font-size-complex="12pt"/>
    </style:style>
    <style:style style:name="T4" style:family="text">
      <style:text-properties fo:font-weight="normal"/>
    </style:style>
    <style:style style:name="T5" style:family="text">
      <style:text-properties style:font-weight-asian="normal"/>
    </style:style>
    <style:style style:name="T6" style:family="text">
      <style:text-properties style:font-weight-complex="normal"/>
    </style:style>
    <style:style style:name="T7" style:family="text">
      <style:text-properties style:font-weight-asian="bold"/>
    </style:style>
    <style:style style:name="T8"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YAKINDU Statechart Execution Semantics [DRAFT]</text:p>
      <text:p text:style-name="P1"><text:span text:style-name="T2">Introduction</text:span></text:p>
      <text:p text:style-name="P1">A statechart is a useful formalism to specify reactive state-based behavior. It is comprised out of the following model elements:</text:p>
      <text:list xml:id="list1796485301" text:style-name="L1">
        <text:list-item>
          <text:list>
            <text:list-item>
              <text:p text:style-name="P2">Statechart-Constructs</text:p>
              <text:list>
                <text:list-item>
                  <text:p text:style-name="P2">Statechart</text:p>
                </text:list-item>
                <text:list-item>
                  <text:p text:style-name="P2">Region</text:p>
                </text:list-item>
                <text:list-item>
                  <text:p text:style-name="P2">Node</text:p>
                  <text:list>
                    <text:list-item>
                      <text:p text:style-name="P2">State (simple, compound, final) </text:p>
                    </text:list-item>
                    <text:list-item>
                      <text:p text:style-name="P2">Pseudostate (initial, shallow history, deep history, choice, junction)</text:p>
                    </text:list-item>
                  </text:list>
                </text:list-item>
                <text:list-item>
                  <text:p text:style-name="P2">Transition</text:p>
                </text:list-item>
              </text:list>
            </text:list-item>
            <text:list-item>
              <text:p text:style-name="P2">Environmental Constructs</text:p>
              <text:list>
                <text:list-item>
                  <text:p text:style-name="P2">Event (signal, time)</text:p>
                </text:list-item>
                <text:list-item>
                  <text:p text:style-name="P2">Variable</text:p>
                </text:list-item>
                <text:list-item>
                  <text:p text:style-name="P2">Procedure</text:p>
                </text:list-item>
              </text:list>
            </text:list-item>
          </text:list>
        </text:list-item>
      </text:list>
      <text:p text:style-name="P1">Being a reactive behavioral formalism, the behavior, specified by means of a statechart, basically is described as the response to external events, being raised by the environment. Such a reaction may manifest itself as a change of the statechart current states (a statechart may have more than one current state through parallel executing regions), and the execution of certain actions, which may in turn lead to the manipulation of associated variables, to the raising of signal events, or to the execution of externally specified behavior, encapsulated by procedures.</text:p>
      <text:p text:style-name="P1">Internally, a statechart manifests itself as a hierarchical composition of constructs. It contains one or more regions, containing nested nodes, which may themselves – in case of compound states - contain nested regions, so that hierarchies of arbitrary depth can be constructed. The nested regions of a statechart as well as those of a compound state are conceptually executed in parallel (i.e. they simultaneously react to raised events), while in detail their behavioral responses to external events is sequentialized by means of priorities. </text:p>
      <text:p text:style-name="P1">The nodes contained in a region may be either states or pseudostates. While a state represents a conceptual state, the statechart may be “in”, pseudostates may be regarded as mere help constructs. As such, each region contains at least one pseudostate, namely an initial state, which – through a single outgoing transition – specifies the initial state of the region, which becomes the current state of the region, when it is entered. To perceive its current state upon being left, a region may additionally contain a shallow and/or a deep history pseudostate, which – when the region is being reentered (by a transition from outside the region to the respective history pseudostate) - forces the region's current state to be restored (in case of a deep history pseudostate this also holds for any substates of the restored current state). Additional to those initial and history pseudostates, a region may contain choice and junction pseudostates, which are simple help constructs to split and merge transitions (a choice pseudostate has one incoming transition and chooses one outgoing transition, which have to be guarded respectively; a junction pseudostate prolongs any incoming transition to its single unguarded outgoing transition.</text:p>
      <text:p text:style-name="P1">A region additionally contains a number of simple and/or compound states, as well as an optional <text:s text:c="3"/>final state. The final state represents does not show any own behavior and may – once being entered – not be left again. It indicates that the region has finished its behavior. Simple and compound states <text:soft-page-break/>in turn specify responsive behavior, i.e., they both may specify actions, which are executed when the state is entered and left and when being active (a simple state may specify an additional “do” action, while the active behavior of <text:s/>a compound state is manifested by the behavior of its nested regions). State changes are possible by means of transitions, which are one-to-one links between nodes (i.e. states and pseudostates) and may connect nodes belonging to different regions (that is why all transitions are indeed owned by the statechart itself and not by regions). All transitions except those originating from pseudostates have to be triggered by at least one event (signal or time event). It may be guarded by a boolean expression, which may depend on the values of the statechart's variables, and executes an optional action upon being taken.</text:p>
      <text:p text:style-name="P1"/>
      <text:p text:style-name="P6">Environmental Contracts</text:p>
      <text:p text:style-name="P1">Due to their reactive nature, it is clear that the execution semantics of a statechart may not be completely defined from an inside viewpoint, but comprises the specification of some environmental contracts as well. While in the case of other state-based formalisms like UML state machines the definition of such environmental contract is usually achieved by embedding the behavioral formalism into an enclosing structural formalism (UML state machines may e.g. be used to specify the behavior of behaviored classifiers like classes), this is not the case for statecharts, which are defined standalone. </text:p>
      <text:p text:style-name="P1">Instead, the environmental contracts are explicitly formalized by means of <text:s/>some conceptual <text:s/>interfaces, which are:</text:p>
      <text:list xml:id="list752745659" text:style-name="L2">
        <text:list-item>
          <text:p text:style-name="P3">Execution interface</text:p>
        </text:list-item>
        <text:list-item>
          <text:p text:style-name="P3">Event interface</text:p>
        </text:list-item>
        <text:list-item>
          <text:p text:style-name="P3">Variable interface</text:p>
        </text:list-item>
      </text:list>
      <text:p text:style-name="P1">The execution interface controls the execution of the statechart, which is - unless other state-based behavioral formalisms (as e.g. UML state machines) - not regarded to have its own thread of control and run asynchronously, but is instead based on discrete run-cycles, executed synchronously within the context of its environment. During each run-cycle, triggered by the environment, the statechart reacts to all priorly raised signal events (additionally supported timing events are internal to the statechart), having exclusive access to all variables (which may also be accessed by the environment while the statechart is not executing in a run-cycle), which it may read and write, and has the possibility to raise events (which will get consumed during the next run-cycle).</text:p>
      <text:p text:style-name="P1"><text:span text:style-name="T2">Event interface</text:span></text:p>
      <text:p text:style-name="P7">The event interface specifies the signal events being recognized by the statechart. Each event is a singleton (there is just a single instance of it) that can be either raised or unraised. Multiple events may be raised simultaneously. All events, being raised prior to a run-cycle of the statechart are consumed by the statechart (i.e. they get unraised, if not re-raised by the statechart through an internal action) in its cycle.</text:p>
      <text:p text:style-name="P6">Variable interface</text:p>
      <text:p text:style-name="P7">All variables, owned by the statechart may be accessed and manipulated by the environment while the statechart is not in a run-cycle. During a run-cycle, the statechart has exclusive access to its variables and may read or write variable values through guards and actions respecively.</text:p>
      <text:p text:style-name="P1"><text:span text:style-name="T2">Execution interface</text:span></text:p>
      <text:p text:style-name="P1">Before the statechart can execute a run-cycle, it has to be entered. This can be initiated by the environment via the execution interface, forcing the statechart to enter its initial states (as there may be multiple parallel regions within a statechart, it may be „in“ multiple states at a time). In detail, entering a statechart is manifested as taking the initial (unguarded) transition(s) within the nested <text:soft-page-break/>region(s) of the statechart (which may trigger additional initial transitions to be taken further down the composition hierarchy, in case the target node of an initial transition is a composite state).</text:p>
      <text:p text:style-name="P7">After being entered, a run-cycle may then be executed, forcing the statechart to react to all signal events being raised (via the Event interface) and all (internal) time events, having expired prior to the run-cycle. The execution semanics of a run-cycle may be best specified by regarding its meaning for each supported model element. </text:p>
      <text:p text:style-name="P7">That is, executing a run cycle means:</text:p>
      <text:list xml:id="list1414494908" text:style-name="L3">
        <text:list-item>
          <text:p text:style-name="P4">Statechart: let nested regions (sequentially, in the order of their priority) react to raised events</text:p>
        </text:list-item>
        <text:list-item>
          <text:p text:style-name="P4">Region: let the current active state react to the raised events</text:p>
        </text:list-item>
        <text:list-item>
          <text:p text:style-name="P4">State:</text:p>
          <text:list>
            <text:list-item>
              <text:p text:style-name="P4">take enabled transition of highest priority (a transition is regarded to be enabled, if it is triggered by a raised event and its guard – if it exists - evaluates to true)</text:p>
            </text:list-item>
            <text:list-item>
              <text:p text:style-name="P4">reacting locally to the raised events if no enabled transitions exist, which means</text:p>
              <text:list>
                <text:list-item>
                  <text:p text:style-name="P4">CompoundState: <text:s/>let nested regions (sequentially, in the order of their priority) react to raised events</text:p>
                </text:list-item>
                <text:list-item>
                  <text:p text:style-name="P4">SimpleState: execute the do action of the state</text:p>
                </text:list-item>
                <text:list-item>
                  <text:p text:style-name="P4">FinalState: do nothing</text:p>
                </text:list-item>
              </text:list>
            </text:list-item>
          </text:list>
        </text:list-item>
      </text:list>
      <text:p text:style-name="P1">Taking an enabled transition in this context means to:</text:p>
      <text:list xml:id="list1616315038" text:style-name="L4">
        <text:list-item>
          <text:list>
            <text:list-item>
              <text:p text:style-name="P5">exit (leave) the source node first, then all enclosing composite states (if the transition targets to a node in another region) up to the common ancestor region of source and target node, executing the exit action of the source node (in case its a state), then the exit actions of all enclosing composite states in the order they are exited. </text:p>
            </text:list-item>
            <text:list-item>
              <text:p text:style-name="P5">Execute the transition's action</text:p>
            </text:list-item>
            <text:list-item>
              <text:p text:style-name="P5">enter all enclosing composite states of the target not beginning from the common ancestor region, then enter the target node, executing the entry actions of all enclosing composite states, as well as the one of the target node (in case it is a state).</text:p>
            </text:list-item>
          </text:list>
        </text:list-item>
      </text:list>
      <text:p text:style-name="P1">Upon being exited, simple and compound states execute their exit actions. Upon being entered, each node reacts as follows:</text:p>
      <text:list xml:id="list1060128948" text:style-name="L5">
        <text:list-item>
          <text:p text:style-name="P8"><text:span text:style-name="T3">Initial pseudostate: take the single outgoing transition.</text:span></text:p>
        </text:list-item>
        <text:list-item>
          <text:p text:style-name="P8"><text:span text:style-name="T3">Shallow and Deep History pseudostate: if the enclosing region was left before, restore the last current state before leave as the current state. In case of a shallow history state, do not restore the current state's internal state, in case of a compound state. In case of a deep history state, also restore the current state's internal state.</text:span></text:p>
        </text:list-item>
        <text:list-item>
          <text:p text:style-name="P8"><text:span text:style-name="T3">Choice pseudostate: find the single enabled outgoing transition that can be taken (the guards of the transitions have to be specified so that there is always exactly one outgoing transition that is enabled.</text:span></text:p>
        </text:list-item>
        <text:list-item>
          <text:p text:style-name="P8"><text:span text:style-name="T3">Junction pseudostate: take the single ougoing transition.</text:span></text:p>
        </text:list-item>
        <text:list-item>
          <text:p text:style-name="P8"><text:span text:style-name="T3">Simple State: reset internal clock (track time for time-triggered outgoing transitions), then execute the entry action, if present.</text:span></text:p>
        </text:list-item>
        <text:list-item>
          <text:p text:style-name="P8"><text:span text:style-name="T3">Compound State: reset internal clock (track time for time-triggered outgoing transitions), then execute the entry action, then let nested regions enter their initial pseudostates.</text:span></text:p>
        </text:list-item>
        <text:list-item>
          <text:p text:style-name="P8"><text:soft-page-break/><text:span text:style-name="T3">Final State: do nothing.</text:span></text:p>
        </text:list-item>
        <text:list-item>
          <text:p text:style-name="P8"><text:span text:style-name="T3">Statechart: let nested regions enter their initial pseudostat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njamin Schwertfeger</meta:initial-creator>
    <meta:creation-date>2008-12-12T12:42:36</meta:creation-date>
    <dc:date>2009-04-20T13:45:53</dc:date>
    <meta:editing-duration>PT60H17M39S</meta:editing-duration>
    <meta:editing-cycles>128</meta:editing-cycles>
    <meta:generator>OpenOffice.org/3.0$Unix OpenOffice.org_project/300m15$Build-9379</meta:generator>
    <meta:document-statistic meta:table-count="0" meta:image-count="0" meta:object-count="0" meta:page-count="4" meta:paragraph-count="54" meta:word-count="1604" meta:character-count="10066"/>
    <meta:user-defined meta:name="Info 1"/>
    <meta:user-defined meta:name="Info 2"/>
    <meta:user-defined meta:name="Info 3"/>
    <meta:user-defined meta:name="Info 4"/>
  </office:meta>
</office:document-meta>
</file>